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table:style-name="ce1" office:value-type="string" calcext:value-type="string">
            <text:p>suede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table:style-name="ce1" office:value-type="string" calcext:value-type="string">
            <text:p>nylon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morningbreath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astrobla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lipsecharc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item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cegra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idbl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snackpackchocolate</text:p>
          </table:table-cell>
          <table:table-cell office:value-type="string" calcext:value-type="string">
            <text:p>y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9:07:55.880371200</dc:date>
    <meta:editing-duration>PT4H20M1S</meta:editing-duration>
    <meta:editing-cycles>28</meta:editing-cycles>
    <meta:generator>LibreOffice/24.2.7.2$Linux_X86_64 LibreOffice_project/420$Build-2</meta:generator>
    <meta:document-statistic meta:table-count="1" meta:cell-count="76" meta:object-count="0"/>
  </office:meta>
</office:document-meta>
</file>